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1313in" fo:margin-left="0.0111in" table:align="left" style:writing-mode="lr-tb"/>
    </style:style>
    <style:style style:name="Tabela1.A" style:family="table-column">
      <style:table-column-properties style:column-width="1.2924in"/>
    </style:style>
    <style:style style:name="Tabela1.B" style:family="table-column">
      <style:table-column-properties style:column-width="2.0639in"/>
    </style:style>
    <style:style style:name="Tabela1.C" style:family="table-column">
      <style:table-column-properties style:column-width="2.77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A3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A4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B4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C4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margin-top="0in" fo:margin-bottom="0in" fo:line-height="150%" style:text-autospace="none"/>
    </style:style>
    <style:style style:name="P2" style:family="paragraph" style:parent-style-name="Standard">
      <style:paragraph-properties fo:margin-top="0in" fo:margin-bottom="0in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5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style:font-name-complex="Arial"/>
    </style:style>
    <style:style style:name="P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6b2ef" officeooo:paragraph-rsid="0006b2ef" style:font-name-complex="Arial"/>
    </style:style>
    <style:style style:name="P8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907f8" officeooo:paragraph-rsid="000907f8" style:font-name-complex="Arial"/>
    </style:style>
    <style:style style:name="P9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b107e" officeooo:paragraph-rsid="000b107e" style:font-name-complex="Arial"/>
    </style:style>
    <style:style style:name="P10" style:family="paragraph" style:parent-style-name="Standard">
      <style:paragraph-properties fo:margin-left="0.7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P11" style:family="paragraph" style:parent-style-name="Standard" style:master-page-name="Standard">
      <style:paragraph-properties fo:margin-top="0in" fo:margin-bottom="0in" fo:line-height="150%" style:page-number="auto" style:text-autospace="none"/>
      <style:text-properties style:font-name="Arial" fo:font-size="14pt" fo:font-weight="bold" style:font-size-asian="14pt" style:font-weight-asian="bold" style:font-name-complex="Arial" style:font-style-complex="italic" style:font-weight-complex="bold"/>
    </style:style>
    <style:style style:name="P12" style:family="paragraph" style:parent-style-name="Standard" style:list-style-name="WW8Num2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3" style:family="paragraph" style:parent-style-name="Standard" style:list-style-name="WW8Num5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4" style:family="paragraph" style:parent-style-name="Standard" style:list-style-name="WW8Num6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5" style:family="paragraph" style:parent-style-name="Standard" style:list-style-name="WW8Num1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6" style:family="paragraph" style:parent-style-name="Standard" style:list-style-name="WW8Num4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7" style:family="paragraph" style:parent-style-name="Standard" style:list-style-name="WW8Num6">
      <style:paragraph-properties fo:margin-top="0in" fo:margin-bottom="0in" fo:line-height="150%" fo:text-align="justify" style:justify-single-word="false" style:text-autospace="none"/>
      <style:text-properties style:font-name="Arial" officeooo:rsid="00058059" officeooo:paragraph-rsid="00058059" style:font-name-complex="Arial"/>
    </style:style>
    <style:style style:name="P18" style:family="paragraph" style:parent-style-name="Standard" style:list-style-name="WW8Num6">
      <style:paragraph-properties fo:margin-top="0in" fo:margin-bottom="0in" fo:line-height="150%" fo:text-align="justify" style:justify-single-word="false" style:text-autospace="none"/>
      <style:text-properties style:font-name="Arial" officeooo:rsid="00058059" officeooo:paragraph-rsid="000ce318" style:font-name-complex="Arial"/>
    </style:style>
    <style:style style:name="P19" style:family="paragraph" style:parent-style-name="Standard" style:list-style-name="WW8Num6">
      <style:paragraph-properties fo:margin-top="0in" fo:margin-bottom="0in" fo:line-height="150%" fo:text-align="justify" style:justify-single-word="false" style:text-autospace="none"/>
      <style:text-properties style:font-name="Arial" officeooo:rsid="00086cab" officeooo:paragraph-rsid="00086cab" style:font-name-complex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8059"/>
    </style:style>
    <style:style style:name="T3" style:family="text">
      <style:text-properties officeooo:rsid="000b107e"/>
    </style:style>
    <style:style style:name="T4" style:family="text">
      <style:text-properties officeooo:rsid="000ba0c4"/>
    </style:style>
    <style:style style:name="T5" style:family="text">
      <style:text-properties officeooo:rsid="000ce31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file-name text:display="name">UC06.01.00 - Manter Professor</text:file-n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Data</text:p>
          </table:table-cell>
          <table:table-cell table:style-name="Tabela1.A2" office:value-type="string">
            <text:p text:style-name="P5">Autor</text:p>
          </table:table-cell>
          <table:table-cell table:style-name="Tabela1.A1" office:value-type="string">
            <text:p text:style-name="P5">Descrição</text:p>
          </table:table-cell>
        </table:table-row>
        <table:table-row table:style-name="Tabela1.1">
          <table:table-cell table:style-name="Tabela1.A3" office:value-type="date" office:date-value="2011-09-06">
            <text:p text:style-name="P7">06/09/11</text:p>
          </table:table-cell>
          <table:table-cell table:style-name="Tabela1.A2" office:value-type="string">
            <text:p text:style-name="P7">Vinícius Marques</text:p>
          </table:table-cell>
          <table:table-cell table:style-name="Tabela1.A1" office:value-type="string">
            <text:p text:style-name="P6">Versão inicial do caso de uso</text:p>
          </table:table-cell>
        </table:table-row>
        <table:table-row table:style-name="Tabela1.1">
          <table:table-cell table:style-name="Tabela1.A4" office:value-type="date" office:date-value="2012-04-17">
            <text:p text:style-name="P9">17/04/12</text:p>
          </table:table-cell>
          <table:table-cell table:style-name="Tabela1.B4" office:value-type="string">
            <text:p text:style-name="P8">Marcio Belo</text:p>
          </table:table-cell>
          <table:table-cell table:style-name="Tabela1.C4" office:value-type="string">
            <text:p text:style-name="P8">Rescrita</text:p>
          </table:table-cell>
        </table:table-row>
      </table:table>
      <text:p text:style-name="P1"/>
      <text:p text:style-name="P3">Pré-condições</text:p>
      <text:list xml:id="list166578964" text:style-name="WW8Num2">
        <text:list-item>
          <text:p text:style-name="P12">Usuário autenticado no sistema com as permissões de Secretária Acadêmica.</text:p>
        </text:list-item>
        <text:list-item>
          <text:p text:style-name="P12">Secretária Acadêmica escolhe a opção “Cadastro – <text:span text:style-name="T2">Professor</text:span>”;</text:p>
        </text:list-item>
      </text:list>
      <text:p text:style-name="P4"/>
      <text:p text:style-name="P3">Atores</text:p>
      <text:list xml:id="list261441193" text:style-name="WW8Num5">
        <text:list-item>
          <text:p text:style-name="P13">Secretária Acadêmica (primário).</text:p>
        </text:list-item>
      </text:list>
      <text:p text:style-name="P4"/>
      <text:p text:style-name="P3">Fluxo Principal</text:p>
      <text:list xml:id="list362984669" text:style-name="WW8Num6">
        <text:list-item>
          <text:p text:style-name="P14">Incluir caso de uso “UC01.1<text:span text:style-name="T3">1</text:span>.00 - Buscar <text:span text:style-name="T2">Professor</text:span>”;</text:p>
        </text:list-item>
        <text:list-item>
          <text:p text:style-name="P14">Sistema exibe dados do <text:span text:style-name="T2">professor</text:span> para consulta nas seguintes abas:</text:p>
          <text:list>
            <text:list-item>
              <text:p text:style-name="P14">Dados Pessoais</text:p>
              <text:list>
                <text:list-item>
                  <text:p text:style-name="P14">Nome</text:p>
                </text:list-item>
                <text:list-item>
                  <text:p text:style-name="P14">Sexo</text:p>
                </text:list-item>
                <text:list-item>
                  <text:p text:style-name="P14">Data de Nascimento</text:p>
                </text:list-item>
                <text:list-item>
                  <text:p text:style-name="P14">Nacionalidade</text:p>
                </text:list-item>
                <text:list-item>
                  <text:p text:style-name="P14">Naturalidade</text:p>
                </text:list-item>
              </text:list>
            </text:list-item>
            <text:list-item>
              <text:p text:style-name="P14">Contato</text:p>
              <text:list>
                <text:list-item>
                  <text:p text:style-name="P14">CEP</text:p>
                </text:list-item>
                <text:list-item>
                  <text:p text:style-name="P14">Endereço</text:p>
                </text:list-item>
                <text:list-item>
                  <text:p text:style-name="P14">Bairro</text:p>
                </text:list-item>
                <text:list-item>
                  <text:p text:style-name="P14">Município</text:p>
                </text:list-item>
                <text:list-item>
                  <text:p text:style-name="P14">Estado</text:p>
                </text:list-item>
                <text:list-item>
                  <text:p text:style-name="P14">Telefone Residencial</text:p>
                </text:list-item>
                <text:list-item>
                  <text:p text:style-name="P14">E-mail</text:p>
                </text:list-item>
              </text:list>
            </text:list-item>
            <text:list-item>
              <text:p text:style-name="P17">Institucional</text:p>
              <text:list>
                <text:list-item>
                  <text:p text:style-name="P17">Matrícula</text:p>
                </text:list-item>
                <text:list-item>
                  <text:p text:style-name="P17">Carga horária</text:p>
                </text:list-item>
                <text:list-item>
                  <text:p text:style-name="P17">Data de início</text:p>
                </text:list-item>
                <text:list-item>
                  <text:p text:style-name="P17">Data de encerramento</text:p>
                </text:list-item>
              </text:list>
            </text:list-item>
            <text:list-item>
              <text:p text:style-name="P19"><text:soft-page-break/>Acadêmico</text:p>
              <text:list>
                <text:list-item>
                  <text:p text:style-name="P17">Titulação</text:p>
                </text:list-item>
                <text:list-item>
                  <text:p text:style-name="P17">Currículo Lattes</text:p>
                </text:list-item>
                <text:list-item>
                  <text:p text:style-name="P18"><text:span text:style-name="T5">Nome de Guerra</text:span></text:p>
                </text:list-item>
                <text:list-item>
                  <text:p text:style-name="P18"><text:span text:style-name="T5">Cor de exibição na grade</text:span></text:p>
                </text:list-item>
              </text:list>
            </text:list-item>
          </text:list>
        </text:list-item>
        <text:list-item>
          <text:p text:style-name="P14">Encerra caso de uso.</text:p>
        </text:list-item>
      </text:list>
      <text:p text:style-name="P4"/>
      <text:p text:style-name="P3">Fluxo Alternativo 1</text:p>
      <text:list xml:id="list906207941" text:style-name="WW8Num1">
        <text:list-item>
          <text:p text:style-name="P15">Usuário encerra execução do caso de uso a qualquer momento.</text:p>
        </text:list-item>
      </text:list>
      <text:p text:style-name="P3"/>
      <text:p text:style-name="P3">Pós-condições</text:p>
      <text:list xml:id="list53973317" text:style-name="WW8Num4">
        <text:list-item>
          <text:p text:style-name="P16">Sistema informou que o <text:span text:style-name="T2">professor</text:span> existe na base de dados do Coruja e exibiu as informações cadastradas <text:span text:style-name="T4">sobre o</text:span> <text:span text:style-name="T2">professor </text:span><text:span text:style-name="T4">e sua relação de matrículas;</text:span></text:p>
        </text:list-item>
        <text:list-item>
          <text:p text:style-name="P16">Sistema registrou no log de auditoria o seguinte registro para o usuário autenticado: “Consultados os dados do <text:span text:style-name="T2">professor</text:span> <text:span text:style-name="T1">Fulando de Tal</text:span>, Data de <text:span text:style-name="T2">início</text:span> <text:span text:style-name="T1">17/05/1975</text:span>, E-Mail <text:span text:style-name="T1">mbelo.ist-rio@faetec.rj.gov.br</text:span>”;</text:p>
        </text:list-item>
      </text:list>
      <text:p text:style-name="P10"/>
      <text:p text:style-name="P3">Regras de Negócio</text:p>
      <text:p text:style-name="P4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arágrafo_20_da_20_Lista" style:display-name="Parágrafo da Lista" style:family="paragraph" style:parent-style-name="Standard">
      <style:paragraph-properties fo:margin-left="0.5in" fo:margin-right="0in" fo:text-indent="0in" style:auto-text-indent="false"/>
    </style:style>
    <style:style style:name="Mapa_20_do_20_Documento" style:display-name="Mapa do Document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Mapa_20_do_20_Documento_20_Char" style:display-name="Mapa do Document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1T10:54:00</meta:creation-date>
    <dc:date>2012-04-28T09:16:24</dc:date>
    <meta:editing-cycles>40</meta:editing-cycles>
    <meta:editing-duration>PT13H37M25S</meta:editing-duration>
    <meta:generator>OpenOffice.org/3.2$Linux OpenOffice.org_project/320m19$Build-9505</meta:generator>
    <dc:creator>mbelo </dc:creator>
    <meta:printed-by>mbelo </meta:printed-by>
    <meta:print-date>2012-04-17T22:00:10</meta:print-date>
    <meta:document-statistic meta:table-count="1" meta:image-count="0" meta:object-count="0" meta:page-count="2" meta:paragraph-count="51" meta:word-count="216" meta:character-count="1324"/>
  </office:meta>
</office:document-meta>
</file>